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AccessorUtils.canonicalPropertyName( @ Nullable String property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opertyAccessorUtils.matchesProperty( String registeredPath , String property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AccessorUtils.getPropertyName( String property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AccessorUtils.canonicalPropertyNames( @ Nullable String [ ] property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AccessorUtils.isNestedOrIndexedProperty( @ Nullable String property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AccessorUtils.getLastNestedPropertySeparatorIndex( String property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ccessorUtils.getFirstNestedPropertySeparatorIndex( String property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ccessorUtils.getNestedPropertySeparatorIndex( String propertyPath , boolean la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